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Standard" style:list-style-name="WW8Num9">
      <style:text-properties style:rfc-language-tag="es-ES-u-co-trad" fo:language="es" fo:country="ES" officeooo:paragraph-rsid="00102ec2"/>
    </style:style>
    <style:style style:name="T1" style:family="text">
      <style:text-properties officeooo:rsid="0016e88c"/>
    </style:style>
    <style:style style:name="T2" style:family="text">
      <style:text-properties officeooo:rsid="0018ad5f"/>
    </style:style>
    <style:style style:name="T3" style:family="text">
      <style:text-properties fo:font-style="italic" officeooo:rsid="0018ad5f" style:font-style-asian="italic" style:font-style-complex="italic"/>
    </style:style>
    <style:style style:name="T4" style:family="text">
      <style:text-properties fo:font-style="normal" officeooo:rsid="00160ba8" style:font-style-asian="normal" style:font-style-complex="normal"/>
    </style:style>
    <style:style style:name="T5" style:family="text">
      <style:text-properties fo:font-style="normal" officeooo:rsid="0016e88c" style:font-style-asian="normal" style:font-style-complex="normal"/>
    </style:style>
    <style:style style:name="T6" style:family="text">
      <style:text-properties fo:font-style="italic" officeooo:rsid="0016e88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9">
        <text:list-item>
          <text:p text:style-name="P1"><text:span text:style-name="T1">Bologna, E, y Gómez, P. S. (2024). Las metamorfosis sociodemográficas</text:span><text:span text:style-name="T2"> d</text:span><text:span text:style-name="T1">e flujos</text:span><text:span text:style-name="T2"> </text:span><text:span text:style-name="T1">migratorios hacia</text:span><text:span text:style-name="T2"> </text:span><text:span text:style-name="T1">Argentina en los últimos treinta años</text:span><text:span text:style-name="T2">. </text:span><text:span text:style-name="T3">Migraciones Internacionales. Reflexiones desde Argentina</text:span></text:p>
        </text:list-item>
        <text:list-item>
          <text:p text:style-name="P1"><text:span text:style-name="T4">Bologna, E, y Gómez, P. S. (20</text:span><text:span text:style-name="T5">23). <text:s/>Estudiantes migrantes en la educación argentina. Aproximación a su situación, condiciones de acceso a la educación y trayectorias. </text:span><text:span text:style-name="T6">Investigación sobre el derecho a la educación : convocatorias del observatorio del derecho a la educación Ministerio de Educación de la Nación Argentina </text:span><text:span text:style-name="T5">1a ed. - Ciudad Autónoma de Buenos Aires ISBN 978-950-00-1801-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Bookman Old Style" svg:font-family="'Bookman Old Style'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" style:font-family-complex="'Lucida Sans'" style:font-family-generic-complex="swiss"/>
    </style:style>
    <style:style style:name="WW8Num9z0" style:family="text">
      <style:text-properties style:font-name="Symbol" fo:font-family="Symbol" style:font-family-generic="roman" style:font-pitch="variable" style:font-charset="x-symbol" style:rfc-language-tag="es-ES-u-co-trad" fo:language="es" fo:country="ES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b</meta:initial-creator>
    <meta:creation-date>2025-08-20T13:21:38.282682600</meta:creation-date>
    <dc:date>2025-08-20T13:22:13.562137900</dc:date>
    <dc:creator>eb</dc:creator>
    <meta:editing-duration>PT35S</meta:editing-duration>
    <meta:editing-cycles>1</meta:editing-cycles>
    <meta:document-statistic meta:table-count="0" meta:image-count="0" meta:object-count="0" meta:page-count="1" meta:paragraph-count="2" meta:word-count="85" meta:character-count="578" meta:non-whitespace-character-count="496"/>
    <meta:generator>LibreOffice/25.2.5.2$Windows_X86_64 LibreOffice_project/03d19516eb2e1dd5d4ccd751a0d6f35f35e08022</meta:generator>
  </office:meta>
</office:document-meta>
</file>